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CC000004B0D27E1937.jpg"/>
  <manifest:file-entry manifest:media-type="image/png" manifest:full-path="Pictures/1000020100000042000000412B550967.png"/>
  <manifest:file-entry manifest:media-type="image/svg+xml" manifest:full-path="Pictures/1000100600001F7E00000DA2EF62346C.svg"/>
  <manifest:file-entry manifest:media-type="image/png" manifest:full-path="Pictures/100002010000013100000084C77DD4C4.png"/>
  <manifest:file-entry manifest:media-type="image/jpeg" manifest:full-path="Pictures/10000000000007CC000004B02329EAD1.jpg"/>
  <manifest:file-entry manifest:media-type="image/svg+xml" manifest:full-path="Pictures/10000963000006CC000006AB4FCA6A1C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color="#000000" draw:fill="solid" draw:fill-color="#ffffcc" draw:textarea-vertical-align="middle"/>
    </style:style>
    <style:style style:name="gr5" style:family="graphic" style:parent-style-name="standard">
      <style:graphic-properties svg:stroke-color="#000000" draw:fill="solid" draw:fill-color="#ffffcc" draw:textarea-vertical-align="middle"/>
    </style:style>
    <style:style style:name="gr6" style:family="graphic" style:parent-style-name="standard">
      <style:graphic-properties draw:stroke="none" svg:stroke-color="#000000" draw:fill="none" draw:fill-color="#ffffcc" fo:min-height="0.874cm"/>
    </style:style>
    <style:style style:name="gr7" style:family="graphic" style:parent-style-name="standard">
      <style:graphic-properties draw:stroke="none" svg:stroke-color="#000000" draw:fill="none" draw:fill-color="#ffffcc" fo:min-height="0.85cm"/>
    </style:style>
    <style:style style:name="gr8" style:family="graphic" style:parent-style-name="standard">
      <style:graphic-properties draw:stroke="none" svg:stroke-color="#000000" draw:fill="none" draw:fill-color="#ffffcc" fo:min-height="0.9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2cm" svg:height="9.9cm" svg:x="11.3cm" svg:y="3.1cm">
          <text:p/>
        </draw:rect>
        <draw:rect draw:style-name="gr1" draw:text-style-name="P1" draw:layer="layout" svg:width="7.2cm" svg:height="9.9cm" svg:x="1cm" svg:y="3.1cm">
          <text:p/>
        </draw:rect>
        <draw:rect draw:style-name="gr1" draw:text-style-name="P1" draw:layer="layout" svg:width="7.2cm" svg:height="4cm" svg:x="21.5cm" svg:y="3.1cm">
          <text:p/>
        </draw:rect>
        <draw:rect draw:style-name="gr1" draw:text-style-name="P1" draw:layer="layout" svg:width="7.2cm" svg:height="4.1cm" svg:x="21.5cm" svg:y="8.9cm">
          <text:p/>
        </draw:rect>
        <draw:frame draw:style-name="gr2" draw:layer="layout" svg:width="0.502cm" svg:height="1.204cm" svg:x="12.7cm" svg:y="2.8cm">
          <draw:text-box>
            <text:p/>
          </draw:text-box>
        </draw:frame>
        <draw:frame draw:style-name="gr3" draw:layer="layout" svg:width="4.977cm" svg:height="0.963cm" svg:x="12.5cm" svg:y="1.9cm">
          <draw:text-box>
            <text:p>Sensor platform</text:p>
          </draw:text-box>
        </draw:frame>
        <draw:frame draw:style-name="gr2" draw:layer="layout" svg:width="3.766cm" svg:height="0.963cm" svg:x="2.601cm" svg:y="1.901cm">
          <draw:text-box>
            <text:p>Display unit</text:p>
          </draw:text-box>
        </draw:frame>
        <draw:frame draw:style-name="gr2" draw:layer="layout" svg:width="2.153cm" svg:height="0.963cm" svg:x="24.147cm" svg:y="1.9cm">
          <draw:text-box>
            <text:p>Radio</text:p>
          </draw:text-box>
        </draw:frame>
        <draw:frame draw:style-name="gr2" draw:layer="layout" svg:width="4.519cm" svg:height="0.963cm" svg:x="23.1cm" svg:y="7.737cm">
          <draw:text-box>
            <text:p>APRS modem</text:p>
          </draw:text-box>
        </draw:frame>
        <draw:rect draw:style-name="gr4" draw:text-style-name="P2" draw:layer="layout" svg:width="2.6cm" svg:height="1.1cm" svg:x="15.4cm" svg:y="3.6cm">
          <text:p text:style-name="P1"><text:span text:style-name="T1">Geiger</text:span></text:p>
          <text:p text:style-name="P1"><text:span text:style-name="T1">2 x SBM20</text:span></text:p>
        </draw:rect>
        <draw:rect draw:style-name="gr5" draw:text-style-name="P1" draw:layer="layout" svg:width="2.6cm" svg:height="1.1cm" svg:x="15.4cm" svg:y="5cm">
          <text:p/>
        </draw:rect>
        <draw:rect draw:style-name="gr5" draw:text-style-name="P1" draw:layer="layout" svg:width="2.6cm" svg:height="1.1cm" svg:x="15.4cm" svg:y="6.4cm">
          <text:p/>
        </draw:rect>
        <draw:rect draw:style-name="gr5" draw:text-style-name="P1" draw:layer="layout" svg:width="2.6cm" svg:height="1.1cm" svg:x="15.4cm" svg:y="7.8cm">
          <text:p/>
        </draw:rect>
        <draw:rect draw:style-name="gr5" draw:text-style-name="P1" draw:layer="layout" svg:width="2.6cm" svg:height="1.1cm" svg:x="15.4cm" svg:y="9.2cm">
          <text:p/>
        </draw:rect>
        <draw:rect draw:style-name="gr5" draw:text-style-name="P1" draw:layer="layout" svg:width="2.6cm" svg:height="1.1cm" svg:x="15.4cm" svg:y="10.6cm">
          <text:p/>
        </draw:rect>
        <draw:rect draw:style-name="gr5" draw:text-style-name="P1" draw:layer="layout" svg:width="2.6cm" svg:height="1.1cm" svg:x="15.4cm" svg:y="6.4cm">
          <text:p/>
        </draw:rect>
        <draw:frame draw:style-name="gr6" draw:text-style-name="P1" draw:layer="layout" svg:width="2.14cm" svg:height="1.124cm" svg:x="15.6cm" svg:y="4.976cm">
          <draw:text-box>
            <text:p text:style-name="P1"><text:span text:style-name="T1">GPS</text:span></text:p>
            <text:p text:style-name="P1"><text:span text:style-name="T1">uBlox 6</text:span></text:p>
          </draw:text-box>
        </draw:frame>
        <draw:frame draw:style-name="gr7" draw:text-style-name="P1" draw:layer="layout" svg:width="2.84cm" svg:height="1.1cm" svg:x="15.26cm" svg:y="6.4cm">
          <draw:text-box>
            <text:p text:style-name="P1"><text:span text:style-name="T1">4G LTE</text:span></text:p>
            <text:p text:style-name="P1"><text:span text:style-name="T2">Sim 7600E</text:span></text:p>
          </draw:text-box>
        </draw:frame>
        <draw:rect draw:style-name="gr4" draw:text-style-name="P2" draw:layer="layout" svg:width="2.6cm" svg:height="1.1cm" svg:x="5.1cm" svg:y="3.6cm">
          <text:p text:style-name="P1"><text:span text:style-name="T1">WiFi</text:span></text:p>
          <text:p text:style-name="P1"><text:span text:style-name="T1">ESP8266</text:span></text:p>
        </draw:rect>
        <draw:rect draw:style-name="gr5" draw:text-style-name="P1" draw:layer="layout" svg:width="2.6cm" svg:height="1.1cm" svg:x="5.1cm" svg:y="5cm">
          <text:p/>
        </draw:rect>
        <draw:rect draw:style-name="gr5" draw:text-style-name="P1" draw:layer="layout" svg:width="2.6cm" svg:height="1.1cm" svg:x="5.1cm" svg:y="6.4cm">
          <text:p/>
        </draw:rect>
        <draw:rect draw:style-name="gr5" draw:text-style-name="P1" draw:layer="layout" svg:width="2.6cm" svg:height="1.1cm" svg:x="5.1cm" svg:y="7.8cm">
          <text:p/>
        </draw:rect>
        <draw:rect draw:style-name="gr5" draw:text-style-name="P1" draw:layer="layout" svg:width="2.6cm" svg:height="1.1cm" svg:x="5.1cm" svg:y="9.2cm">
          <text:p/>
        </draw:rect>
        <draw:rect draw:style-name="gr5" draw:text-style-name="P1" draw:layer="layout" svg:width="2.6cm" svg:height="1.1cm" svg:x="5.1cm" svg:y="10.6cm">
          <text:p/>
        </draw:rect>
        <draw:rect draw:style-name="gr5" draw:text-style-name="P1" draw:layer="layout" svg:width="2.6cm" svg:height="1.1cm" svg:x="5.1cm" svg:y="6.4cm">
          <text:p/>
        </draw:rect>
        <draw:frame draw:style-name="gr6" draw:text-style-name="P1" draw:layer="layout" svg:width="2.14cm" svg:height="1.124cm" svg:x="5.36cm" svg:y="5.2cm">
          <draw:text-box>
            <text:p text:style-name="P1"><text:span text:style-name="T1">SD card</text:span></text:p>
          </draw:text-box>
        </draw:frame>
        <draw:frame draw:style-name="gr6" draw:text-style-name="P1" draw:layer="layout" svg:width="2.14cm" svg:height="1.559cm" svg:x="5.36cm" svg:y="6.4cm">
          <draw:text-box>
            <text:p text:style-name="P1"><text:span text:style-name="T1">OLED</text:span></text:p>
            <text:p text:style-name="P1"><text:span text:style-name="T1">SSD1351</text:span></text:p>
          </draw:text-box>
        </draw:frame>
        <draw:frame draw:style-name="gr8" draw:text-style-name="P1" draw:layer="layout" svg:width="2.84cm" svg:height="1.2cm" svg:x="15.26cm" svg:y="7.8cm">
          <draw:text-box>
            <text:p text:style-name="P1"><text:span text:style-name="T1">Tmp/Press</text:span></text:p>
            <text:p text:style-name="P1"><text:span text:style-name="T1">BME280</text:span></text:p>
          </draw:text-box>
        </draw:frame>
        <draw:frame draw:style-name="gr6" draw:text-style-name="P1" draw:layer="layout" svg:width="2.14cm" svg:height="1.124cm" svg:x="15.6cm" svg:y="4.976cm">
          <draw:text-box>
            <text:p text:style-name="P1"><text:span text:style-name="T1">GPS</text:span></text:p>
            <text:p text:style-name="P1"><text:span text:style-name="T1">uBlox 6</text:span></text:p>
          </draw:text-box>
        </draw:frame>
        <draw:frame draw:style-name="gr6" draw:text-style-name="P1" draw:layer="layout" svg:width="2.14cm" svg:height="1.124cm" svg:x="15.6cm" svg:y="4.976cm">
          <draw:text-box>
            <text:p text:style-name="P1"><text:span text:style-name="T1">GPS</text:span></text:p>
            <text:p text:style-name="P1"><text:span text:style-name="T1">uBlox 6</text:span></text:p>
          </draw:text-box>
        </draw:frame>
        <draw:frame draw:style-name="gr6" draw:text-style-name="P1" draw:layer="layout" svg:width="2.14cm" svg:height="1.124cm" svg:x="15.6cm" svg:y="4.976cm">
          <draw:text-box>
            <text:p text:style-name="P1"><text:span text:style-name="T1">GPS</text:span></text:p>
            <text:p text:style-name="P1"><text:span text:style-name="T1">uBlox 6</text:span></text:p>
          </draw:text-box>
        </draw:frame>
        <draw:frame draw:style-name="gr6" draw:text-style-name="P1" draw:layer="layout" svg:width="2.14cm" svg:height="1.124cm" svg:x="15.6cm" svg:y="4.976cm">
          <draw:text-box>
            <text:p text:style-name="P1"><text:span text:style-name="T1">GPS</text:span></text:p>
            <text:p text:style-name="P1"><text:span text:style-name="T1">uBlox 6</text:span></text:p>
          </draw:text-box>
        </draw:frame>
        <draw:frame draw:style-name="gr8" draw:text-style-name="P1" draw:layer="layout" svg:width="2.84cm" svg:height="1.2cm" svg:x="15.3cm" svg:y="9.2cm">
          <draw:text-box>
            <text:p text:style-name="P1"><text:span text:style-name="T1">Volt/Curr</text:span></text:p>
            <text:p text:style-name="P1"><text:span text:style-name="T1">INA219</text:span></text:p>
          </draw:text-box>
        </draw:frame>
        <draw:frame draw:style-name="gr8" draw:text-style-name="P1" draw:layer="layout" svg:width="2.84cm" svg:height="1.2cm" svg:x="15.26cm" svg:y="7.8cm">
          <draw:text-box>
            <text:p text:style-name="P1"><text:span text:style-name="T1">Tmp/Press</text:span></text:p>
            <text:p text:style-name="P1"><text:span text:style-name="T1">BME280</text:span></text:p>
          </draw:text-box>
        </draw:frame>
        <draw:frame draw:style-name="gr8" draw:text-style-name="P1" draw:layer="layout" svg:width="2.84cm" svg:height="1.2cm" svg:x="15.3cm" svg:y="10.6cm">
          <draw:text-box>
            <text:p text:style-name="P1"><text:span text:style-name="T1">MEMS gyro</text:span></text:p>
            <text:p text:style-name="P1"><text:span text:style-name="T1">MPU6500</text:span></text:p>
          </draw:text-box>
        </draw:frame>
        <draw:rect draw:style-name="gr5" draw:text-style-name="P1" draw:layer="layout" svg:width="2.6cm" svg:height="2.5cm" svg:x="12.1cm" svg:y="3.6cm">
          <text:p/>
        </draw:rect>
        <draw:rect draw:style-name="gr5" draw:text-style-name="P1" draw:layer="layout" svg:width="2.6cm" svg:height="2.5cm" svg:x="12.1cm" svg:y="6.7cm">
          <text:p/>
        </draw:rect>
        <draw:frame draw:style-name="gr2" draw:text-style-name="P3" draw:layer="layout" svg:width="2.737cm" svg:height="1.656cm" svg:x="12.024cm" svg:y="4.148cm">
          <draw:text-box>
            <text:p><text:span text:style-name="T3">CPU</text:span></text:p>
            <text:p><text:span text:style-name="T2">32mz0512efm</text:span></text:p>
            <text:p><text:span text:style-name="T3"/></text:p>
          </draw:text-box>
        </draw:frame>
        <draw:frame draw:style-name="gr2" draw:text-style-name="P3" draw:layer="layout" svg:width="2.564cm" svg:height="2.434cm" svg:x="12.1cm" svg:y="7.066cm">
          <draw:text-box>
            <text:p><text:span text:style-name="T3">CPU</text:span></text:p>
            <text:p><text:span text:style-name="T2">18f16q41</text:span></text:p>
            <text:p><text:span text:style-name="T2">Power</text:span></text:p>
            <text:p><text:span text:style-name="T2">management</text:span></text:p>
            <text:p><text:span text:style-name="T3"/></text:p>
          </draw:text-box>
        </draw:frame>
        <draw:frame draw:style-name="gr2" draw:layer="layout" svg:width="0.502cm" svg:height="1.204cm" svg:x="2.401cm" svg:y="2.801cm">
          <draw:text-box>
            <text:p/>
          </draw:text-box>
        </draw:frame>
        <draw:rect draw:style-name="gr5" draw:text-style-name="P1" draw:layer="layout" svg:width="2.6cm" svg:height="2.5cm" svg:x="1.801cm" svg:y="3.601cm">
          <text:p/>
        </draw:rect>
        <draw:frame draw:style-name="gr2" draw:text-style-name="P3" draw:layer="layout" svg:width="2.737cm" svg:height="1.656cm" svg:x="1.725cm" svg:y="4.149cm">
          <draw:text-box>
            <text:p><text:span text:style-name="T3">CPU</text:span></text:p>
            <text:p><text:span text:style-name="T2">32mz0512efm</text:span></text:p>
            <text:p><text:span text:style-name="T3"/></text:p>
          </draw:text-box>
        </draw:frame>
        <draw:frame draw:style-name="gr2" draw:layer="layout" svg:width="0.502cm" svg:height="1.204cm" svg:x="12.701cm" svg:y="2.801cm">
          <draw:text-box>
            <text:p/>
          </draw:text-box>
        </draw:frame>
        <draw:rect draw:style-name="gr5" draw:text-style-name="P1" draw:layer="layout" svg:width="2.6cm" svg:height="2.5cm" svg:x="12.101cm" svg:y="3.601cm">
          <text:p/>
        </draw:rect>
        <draw:frame draw:style-name="gr2" draw:text-style-name="P3" draw:layer="layout" svg:width="2.737cm" svg:height="1.656cm" svg:x="12.025cm" svg:y="4.149cm">
          <draw:text-box>
            <text:p><text:span text:style-name="T3">CPU</text:span></text:p>
            <text:p><text:span text:style-name="T2">32mz0512efm</text:span></text:p>
            <text:p><text:span text:style-name="T3"/></text:p>
          </draw:text-box>
        </draw:frame>
        <draw:frame draw:style-name="gr6" draw:text-style-name="P1" draw:layer="layout" svg:width="2.14cm" svg:height="1.124cm" svg:x="5.36cm" svg:y="7.976cm">
          <draw:text-box>
            <text:p text:style-name="P1"><text:span text:style-name="T1">Rot.Enc.</text:span></text:p>
          </draw:text-box>
        </draw:frame>
        <draw:frame draw:style-name="gr6" draw:text-style-name="P1" draw:layer="layout" svg:width="2.14cm" svg:height="1.124cm" svg:x="5.36cm" svg:y="9.228cm">
          <draw:text-box>
            <text:p text:style-name="P1"><text:span text:style-name="T1">Light sens.</text:span></text:p>
          </draw:text-box>
        </draw:frame>
        <draw:rect draw:style-name="gr5" draw:text-style-name="P1" draw:layer="layout" svg:width="2.6cm" svg:height="1.1cm" svg:x="12.1cm" svg:y="9.9cm">
          <text:p/>
        </draw:rect>
        <draw:frame draw:style-name="gr8" draw:text-style-name="P1" draw:layer="layout" svg:width="2.84cm" svg:height="1.2cm" svg:x="12cm" svg:y="9.9cm">
          <draw:text-box>
            <text:p text:style-name="P1"><text:span text:style-name="T1">CAN</text:span></text:p>
            <text:p text:style-name="P1"><text:span text:style-name="T1">VP232</text:span></text:p>
          </draw:text-box>
        </draw:frame>
        <draw:rect draw:style-name="gr5" draw:text-style-name="P1" draw:layer="layout" svg:width="2.6cm" svg:height="1.1cm" svg:x="12.1cm" svg:y="11.3cm">
          <text:p/>
        </draw:rect>
        <draw:frame draw:style-name="gr8" draw:text-style-name="P1" draw:layer="layout" svg:width="2.84cm" svg:height="1.2cm" svg:x="12cm" svg:y="11.3cm">
          <draw:text-box>
            <text:p text:style-name="P1"><text:span text:style-name="T1">Serial IO</text:span></text:p>
            <text:p text:style-name="P1"><text:span text:style-name="T1">MAX3238</text:span></text:p>
          </draw:text-box>
        </draw:frame>
        <draw:rect draw:style-name="gr5" draw:text-style-name="P1" draw:layer="layout" svg:width="2.6cm" svg:height="1.1cm" svg:x="15.4cm" svg:y="10.6cm">
          <text:p/>
        </draw:rect>
        <draw:frame draw:style-name="gr8" draw:text-style-name="P4" draw:layer="layout" svg:width="2.84cm" svg:height="1.2cm" svg:x="15.3cm" svg:y="10.6cm">
          <draw:text-box>
            <text:p text:style-name="P4">MEMS gyro</text:p>
            <text:p text:style-name="P4">MPU6500</text:p>
          </draw:text-box>
        </draw:frame>
        <draw:frame draw:style-name="gr6" draw:text-style-name="P1" draw:layer="layout" svg:width="2.14cm" svg:height="1.124cm" svg:x="5.36cm" svg:y="10.528cm">
          <draw:text-box>
            <text:p text:style-name="P1"><text:span text:style-name="T1">LEDs</text:span></text:p>
            <text:p text:style-name="P1"><text:span text:style-name="T1">APA102 </text:span></text:p>
          </draw:text-box>
        </draw:frame>
        <draw:rect draw:style-name="gr5" draw:text-style-name="P1" draw:layer="layout" svg:width="2.6cm" svg:height="1.1cm" svg:x="1.8cm" svg:y="9.9cm">
          <text:p/>
        </draw:rect>
        <draw:frame draw:style-name="gr8" draw:text-style-name="P1" draw:layer="layout" svg:width="2.84cm" svg:height="1.2cm" svg:x="1.7cm" svg:y="9.9cm">
          <draw:text-box>
            <text:p text:style-name="P1"><text:span text:style-name="T1">CAN</text:span></text:p>
            <text:p text:style-name="P1"><text:span text:style-name="T1">VP232</text:span></text:p>
          </draw:text-box>
        </draw:frame>
        <draw:rect draw:style-name="gr5" draw:text-style-name="P1" draw:layer="layout" svg:width="2.6cm" svg:height="1.1cm" svg:x="1.8cm" svg:y="8.5cm">
          <text:p/>
        </draw:rect>
        <draw:frame draw:style-name="gr8" draw:text-style-name="P1" draw:layer="layout" svg:width="2.84cm" svg:height="1.2cm" svg:x="1.7cm" svg:y="8.5cm">
          <draw:text-box>
            <text:p text:style-name="P1"><text:span text:style-name="T1">Temp sens.</text:span></text:p>
            <text:p text:style-name="P1"><text:span text:style-name="T1">DS18B20</text:span></text:p>
          </draw:text-box>
        </draw:frame>
        <draw:frame draw:style-name="gr9" draw:text-style-name="P1" draw:layer="layout" svg:width="2.974cm" svg:height="1.129cm" svg:x="18.526cm" svg:y="10.4cm">
          <draw:image xlink:href="Pictures/100002010000013100000084C77DD4C4.png" xlink:type="simple" xlink:show="embed" xlink:actuate="onLoad"/>
          <draw:image xlink:href="Pictures/1000100600001F7E00000DA2EF62346C.svg" xlink:type="simple" xlink:show="embed" xlink:actuate="onLoad">
            <text:p/>
          </draw:image>
        </draw:frame>
        <draw:frame draw:style-name="gr9" draw:text-style-name="P5" draw:layer="layout" svg:width="1.7cm" svg:height="0.629cm" draw:transform="rotate (1.5707963267946) translate (21.854cm 8.831cm)">
          <draw:image xlink:href="Pictures/100002010000013100000084C77DD4C4.png" xlink:type="simple" xlink:show="embed" xlink:actuate="onLoad"/>
          <draw:image xlink:href="Pictures/1000100600001F7E00000DA2EF62346C.svg" xlink:type="simple" xlink:show="embed" xlink:actuate="onLoad">
            <text:p/>
          </draw:image>
        </draw:frame>
        <draw:frame draw:style-name="gr9" draw:text-style-name="P1" draw:layer="layout" svg:width="2.974cm" svg:height="1.129cm" svg:x="8.326cm" svg:y="10.401cm">
          <draw:image xlink:href="Pictures/100002010000013100000084C77DD4C4.png" xlink:type="simple" xlink:show="embed" xlink:actuate="onLoad"/>
          <draw:image xlink:href="Pictures/1000100600001F7E00000DA2EF62346C.svg" xlink:type="simple" xlink:show="embed" xlink:actuate="onLoad">
            <text:p/>
          </draw:image>
        </draw:frame>
        <draw:frame draw:style-name="gr9" draw:text-style-name="P1" draw:layer="layout" svg:width="2.414cm" svg:height="0.909cm" draw:transform="rotate (-1.57079632679579) translate (2.909cm 13.186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9" draw:text-style-name="P1" draw:layer="layout" svg:width="2.414cm" svg:height="0.909cm" draw:transform="rotate (-1.57079632679579) translate (4.41cm 13.187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9" draw:text-style-name="P1" draw:layer="layout" svg:width="2.414cm" svg:height="0.909cm" draw:transform="rotate (-1.57079632679579) translate (2.91cm 13.187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9" draw:text-style-name="P1" draw:layer="layout" svg:width="2.414cm" svg:height="0.909cm" draw:transform="rotate (-1.57079632679579) translate (12.811cm 13.188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9" draw:text-style-name="P1" draw:layer="layout" svg:width="2.414cm" svg:height="0.909cm" draw:transform="rotate (-1.57079632679579) translate (13.911cm 13.188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9" draw:text-style-name="P1" draw:layer="layout" svg:width="2.414cm" svg:height="0.909cm" draw:transform="rotate (-1.57079632679579) translate (15.011cm 13.188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2" draw:text-style-name="P3" draw:layer="layout" svg:width="1.899cm" svg:height="2.283cm" svg:x="19.101cm" svg:y="11.617cm">
          <draw:text-box>
            <text:p><text:span text:style-name="T3">RS232</text:span></text:p>
            <text:p><text:span text:style-name="T3">Tx/Rx</text:span></text:p>
            <text:p><text:span text:style-name="T3">GPS</text:span></text:p>
            <text:p><text:span text:style-name="T3">Power</text:span></text:p>
          </draw:text-box>
        </draw:frame>
        <draw:frame draw:style-name="gr2" draw:text-style-name="P3" draw:layer="layout" svg:width="3.135cm" svg:height="0.759cm" draw:transform="rotate (1.5707963267946) translate (13.041cm 18.9cm)">
          <draw:text-box>
            <text:p><text:span text:style-name="T3">12v switched</text:span></text:p>
          </draw:text-box>
        </draw:frame>
        <draw:frame draw:style-name="gr2" draw:text-style-name="P3" draw:layer="layout" svg:width="2.885cm" svg:height="0.759cm" draw:transform="rotate (1.5707963267946) translate (3.541cm 18.733cm)">
          <draw:text-box>
            <text:p><text:span text:style-name="T3">Light switch</text:span></text:p>
          </draw:text-box>
        </draw:frame>
        <draw:frame draw:style-name="gr2" draw:text-style-name="P3" draw:layer="layout" svg:width="3.135cm" svg:height="0.759cm" draw:transform="rotate (1.5707963267946) translate (2.041cm 18.9cm)">
          <draw:text-box>
            <text:p><text:span text:style-name="T3">12v switched</text:span></text:p>
          </draw:text-box>
        </draw:frame>
        <draw:frame draw:style-name="gr2" draw:text-style-name="P3" draw:layer="layout" svg:width="3.089cm" svg:height="0.759cm" draw:transform="rotate (1.5707963267946) translate (11.941cm 18.9cm)">
          <draw:text-box>
            <text:p><text:span text:style-name="T3">12v constant</text:span></text:p>
          </draw:text-box>
        </draw:frame>
        <draw:frame draw:style-name="gr2" draw:text-style-name="P3" draw:layer="layout" svg:width="1.696cm" svg:height="0.759cm" draw:transform="rotate (1.5707963267946) translate (14.141cm 17.5cm)">
          <draw:text-box>
            <text:p><text:span text:style-name="T3">Alarm</text:span></text:p>
          </draw:text-box>
        </draw:frame>
        <draw:frame draw:style-name="gr2" draw:text-style-name="P3" draw:layer="layout" svg:width="3.135cm" svg:height="0.759cm" draw:transform="rotate (1.5707963267946) translate (13.041cm 18.9cm)">
          <draw:text-box>
            <text:p><text:span text:style-name="T3">12v switched</text:span></text:p>
          </draw:text-box>
        </draw:frame>
        <draw:frame draw:style-name="gr2" draw:text-style-name="P3" draw:layer="layout" svg:width="2.331cm" svg:height="1.267cm" svg:x="8.702cm" svg:y="11.618cm">
          <draw:text-box>
            <text:p><text:span text:style-name="T3">CAN</text:span></text:p>
            <text:p><text:span text:style-name="T3">512kbit/s</text:span></text:p>
          </draw:text-box>
        </draw:frame>
        <draw:frame draw:style-name="gr9" draw:text-style-name="P1" draw:layer="layout" svg:width="7.827cm" svg:height="4.6cm" svg:x="21.4cm" svg:y="16cm">
          <draw:image xlink:href="Pictures/10000000000007CC000004B0D27E193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CC000004B02329EAD1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1T15:08:54.22</meta:creation-date>
    <meta:generator>OpenOffice/4.1.7$Win32 OpenOffice.org_project/417m1$Build-9800</meta:generator>
    <dc:date>2022-03-12T16:47:32.02</dc:date>
    <meta:editing-duration>P1DT1H38M35S</meta:editing-duration>
    <meta:editing-cycles>8</meta:editing-cycles>
    <meta:document-statistic meta:object-count="76"/>
  </office:meta>
</office:document-meta>
</file>